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" svg:font-family="新宋体" style:font-family-generic="modern" style:font-pitch="fixed"/>
    <style:font-face style:name="新宋体1" svg:font-family="新宋体" style:font-adornments="标准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adam_5f_title_5f_3">
      <style:paragraph-properties fo:break-before="page"/>
    </style:style>
    <style:style style:name="P2" style:family="paragraph" style:parent-style-name="adam_5f_title_5f_3">
      <style:paragraph-properties fo:break-before="page"/>
      <style:text-properties fo:language="zxx" fo:country="none"/>
    </style:style>
    <style:style style:name="P3" style:family="paragraph" style:parent-style-name="adam_5f_title_5f_2">
      <style:paragraph-properties fo:break-before="page"/>
    </style:style>
    <style:style style:name="P4" style:family="paragraph" style:parent-style-name="adam_5f_param">
      <style:paragraph-properties fo:break-before="page"/>
    </style:style>
    <style:style style:name="P5" style:family="paragraph" style:parent-style-name="adam_5f_title_5f_1">
      <style:paragraph-properties fo:break-before="page"/>
    </style:style>
    <style:style style:name="P6" style:family="paragraph" style:parent-style-name="adam_5f_param_5f_2">
      <style:paragraph-properties fo:break-before="page"/>
    </style:style>
    <style:style style:name="P7" style:family="paragraph" style:parent-style-name="Standard">
      <style:paragraph-properties style:text-autospace="none"/>
      <style:text-properties fo:color="#ff0000" fo:font-size="11pt" fo:language="zxx" fo:country="none" style:font-size-asian="11pt" style:font-size-complex="11pt"/>
    </style:style>
    <style:style style:name="P8" style:family="paragraph" style:parent-style-name="Standard">
      <style:text-properties fo:language="zxx" fo:country="none"/>
    </style:style>
    <style:style style:name="P9" style:family="paragraph" style:parent-style-name="adam_5f_code">
      <style:paragraph-properties style:text-autospace="none"/>
    </style:style>
    <style:style style:name="P10" style:family="paragraph" style:parent-style-name="adam_5f_code">
      <style:text-properties fo:language="zxx" fo:country="none"/>
    </style:style>
    <style:style style:name="P11" style:family="paragraph" style:parent-style-name="adam_5f_param">
      <style:text-properties fo:language="zxx" fo:country="none"/>
    </style:style>
    <style:style style:name="P12" style:family="paragraph" style:parent-style-name="adam_5f_title_5f_3">
      <style:paragraph-properties fo:break-before="page"/>
      <style:text-properties fo:language="zxx" fo:country="none"/>
    </style:style>
    <style:style style:name="P13" style:family="paragraph" style:parent-style-name="adam_5f_title_5f_2">
      <style:paragraph-properties fo:break-before="page"/>
    </style:style>
    <style:style style:name="P14" style:family="paragraph" style:parent-style-name="adam_5f_list_5f__23_">
      <style:text-properties fo:language="zxx" fo:country="none"/>
    </style:style>
    <style:style style:name="T1" style:family="text">
      <style:text-properties fo:font-size="11pt" fo:language="zxx" fo:country="none" style:font-size-asian="11pt" style:font-size-complex="11pt"/>
    </style:style>
    <style:style style:name="T2" style:family="text">
      <style:text-properties fo:color="#ff0000" fo:font-size="11pt" fo:language="zxx" fo:country="none" style:font-size-asian="11pt" style:font-size-complex="11pt"/>
    </style:style>
    <style:style style:name="T3" style:family="text">
      <style:text-properties fo:language="zxx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OP - Encapsulation</text:p>
      <text:p text:style-name="adam_5f_quote_5f_from">Chunting Gu, 2011/05/04</text:p>
      <text:p text:style-name="adam_5f_param"/>
      <text:p text:style-name="P3">An example from Annotation library</text:p>
      <text:p text:style-name="adam_5f_param"/>
      <text:p text:style-name="adam_5f_code"><text:span text:style-name="keyword1_5f_cpp">class</text:span> Node <text:span text:style-name="symbol0_5f_cpp">{</text:span></text:p>
      <text:p text:style-name="adam_5f_code"><text:span text:style-name="keyword1_5f_cpp">public</text:span><text:span text:style-name="symbol4_5f_cpp">:</text:span></text:p>
      <text:p text:style-name="adam_5f_code"><text:span text:style-name="T3"><text:s text:c="4"/></text:span><text:span text:style-name="keyword3_5f_cpp"><text:span text:style-name="T3">typedef</text:span></text:span><text:span text:style-name="T3"> std</text:span><text:span text:style-name="symbol4_5f_cpp"><text:span text:style-name="T3">::</text:span></text:span><text:span text:style-name="member1_5f_cpp"><text:span text:style-name="T3">map</text:span></text:span><text:span text:style-name="symbol1_5f_cpp"><text:span text:style-name="T3">&lt;</text:span></text:span><text:span text:style-name="T3">std</text:span><text:span text:style-name="symbol4_5f_cpp"><text:span text:style-name="T3">::</text:span></text:span><text:span text:style-name="member1_5f_cpp"><text:span text:style-name="T3">string</text:span></text:span><text:span text:style-name="T3">, std</text:span><text:span text:style-name="symbol4_5f_cpp"><text:span text:style-name="T3">::</text:span></text:span><text:span text:style-name="member1_5f_cpp"><text:span text:style-name="T3">string</text:span></text:span><text:span text:style-name="symbol1_5f_cpp"><text:span text:style-name="T3">&gt;</text:span></text:span><text:span text:style-name="T3"> attributes_t</text:span><text:span text:style-name="symbol4_5f_cpp"><text:span text:style-name="T3">;</text:span></text:span></text:p>
      <text:p text:style-name="adam_5f_code"><text:span text:style-name="T3"><text:s text:c="4"/>std</text:span><text:span text:style-name="symbol4_5f_cpp"><text:span text:style-name="T3">::</text:span></text:span><text:span text:style-name="member1_5f_cpp"><text:span text:style-name="T3">string</text:span></text:span><text:span text:style-name="T3"> getAttribute</text:span><text:span text:style-name="symbol0_5f_cpp"><text:span text:style-name="T3">(</text:span></text:span><text:span text:style-name="keyword3_5f_cpp"><text:span text:style-name="T3">const</text:span></text:span><text:span text:style-name="T3"> std</text:span><text:span text:style-name="symbol4_5f_cpp"><text:span text:style-name="T3">::</text:span></text:span><text:span text:style-name="member1_5f_cpp"><text:span text:style-name="T3">string</text:span></text:span><text:span text:style-name="symbol3_5f_cpp"><text:span text:style-name="T3">&amp;</text:span></text:span><text:span text:style-name="T3"> key</text:span><text:span text:style-name="symbol0_5f_cpp"><text:span text:style-name="T3">)</text:span></text:span><text:span text:style-name="T3"> </text:span><text:span text:style-name="keyword3_5f_cpp"><text:span text:style-name="T3">const</text:span></text:span><text:span text:style-name="symbol4_5f_cpp"><text:span text:style-name="T3">;</text:span></text:span></text:p>
      <text:p text:style-name="adam_5f_code"><text:span text:style-name="T3"><text:s text:c="4"/></text:span><text:span text:style-name="keyword3_5f_cpp"><text:span text:style-name="T3">void</text:span></text:span><text:span text:style-name="T3"> setAttribute</text:span><text:span text:style-name="symbol0_5f_cpp"><text:span text:style-name="T3">(</text:span></text:span><text:span text:style-name="keyword3_5f_cpp"><text:span text:style-name="T3">const</text:span></text:span><text:span text:style-name="T3"> std</text:span><text:span text:style-name="symbol4_5f_cpp"><text:span text:style-name="T3">::</text:span></text:span><text:span text:style-name="member1_5f_cpp"><text:span text:style-name="T3">string</text:span></text:span><text:span text:style-name="symbol3_5f_cpp"><text:span text:style-name="T3">&amp;</text:span></text:span><text:span text:style-name="T3"> key, </text:span><text:span text:style-name="keyword3_5f_cpp"><text:span text:style-name="T3">const</text:span></text:span><text:span text:style-name="T3"> std</text:span><text:span text:style-name="symbol4_5f_cpp"><text:span text:style-name="T3">::</text:span></text:span><text:span text:style-name="member1_5f_cpp"><text:span text:style-name="T3">string</text:span></text:span><text:span text:style-name="symbol3_5f_cpp"><text:span text:style-name="T3">&amp;</text:span></text:span><text:span text:style-name="T3"> value</text:span><text:span text:style-name="symbol0_5f_cpp"><text:span text:style-name="T3">)</text:span></text:span><text:span text:style-name="symbol4_5f_cpp"><text:span text:style-name="T3">;</text:span></text:span></text:p>
      <text:p text:style-name="adam_5f_code"><text:span text:style-name="T3"><text:s text:c="4"/></text:span><text:span text:style-name="keyword3_5f_cpp"><text:span text:style-name="T3">const</text:span></text:span><text:span text:style-name="T3"> attributes_t</text:span><text:span text:style-name="symbol3_5f_cpp"><text:span text:style-name="T3">&amp;</text:span></text:span><text:span text:style-name="T3"> getAttributes</text:span><text:span text:style-name="symbol0_5f_cpp"><text:span text:style-name="T3">()</text:span></text:span><text:span text:style-name="T3"> </text:span><text:span text:style-name="keyword3_5f_cpp"><text:span text:style-name="T3">const</text:span></text:span><text:span text:style-name="symbol4_5f_cpp"><text:span text:style-name="T3">; </text:span></text:span><text:span text:style-name="string_5f_cpp"><text:span text:style-name="T3">// ???</text:span></text:span></text:p>
      <text:p text:style-name="adam_5f_code"><text:span text:style-name="keyword1_5f_cpp"><text:span text:style-name="T3">private</text:span></text:span><text:span text:style-name="symbol4_5f_cpp"><text:span text:style-name="T3">:</text:span></text:span></text:p>
      <text:p text:style-name="adam_5f_code"><text:span text:style-name="symbol4_5f_cpp"><text:span text:style-name="symbol4_5f_cpp"><text:span text:style-name="T3"><text:s text:c="4"/></text:span></text:span></text:span><text:span text:style-name="symbol4_5f_cpp"><text:span text:style-name="T3">attributes_t </text:span></text:span><text:span text:style-name="T3">attributes</text:span><text:span text:style-name="symbol4_5f_cpp"><text:span text:style-name="T3">;</text:span></text:span></text:p>
      <text:p text:style-name="adam_5f_code"><text:span text:style-name="symbol0_5f_cpp"><text:span text:style-name="T3">}</text:span></text:span><text:span text:style-name="symbol4_5f_cpp"><text:span text:style-name="T3">;</text:span></text:span></text:p>
      <text:p text:style-name="P11"/>
      <text:p text:style-name="P2">Method ‘getAttributes’ is very generous (慷慨) because it:</text:p>
      <text:list xml:id="list31183047" text:style-name="Numbering_20_1">
        <text:list-item>
          <text:h text:style-name="P14" text:outline-level="1" text:restart-numbering="true" text:start-value="-1">returns a (const) reference to the member variable;</text:h>
        </text:list-item>
        <text:list-item>
          <text:h text:style-name="P14" text:outline-level="1">exposes the details of the implementation (i.e., std::map).</text:h>
        </text:list-item>
      </text:list>
      <text:p text:style-name="adam_5f_param"/>
      <text:p text:style-name="P1">To avoid returning reference</text:p>
      <text:p text:style-name="adam_5f_param"/>
      <text:p text:style-name="adam_5f_code"><text:span text:style-name="T3">attributes_t getAttributes</text:span><text:span text:style-name="symbol0_5f_cpp"><text:span text:style-name="T3">()</text:span></text:span><text:span text:style-name="T3"> </text:span><text:span text:style-name="keyword3_5f_cpp"><text:span text:style-name="T3">const</text:span></text:span><text:span text:style-name="symbol4_5f_cpp"><text:span text:style-name="T3">;</text:span></text:span></text:p>
      <text:p text:style-name="P11"/>
      <text:p text:style-name="P11">Return a copy, less efficient.</text:p>
      <text:p text:style-name="P1">To avoid exposing implementation details</text:p>
      <text:p text:style-name="adam_5f_param">We find the only place to call ‘getAttributes’ is to serialize all attributes:</text:p>
      <text:p text:style-name="adam_5f_code"><text:span text:style-name="T3">foreach</text:span><text:span text:style-name="symbol0_5f_cpp"><text:span text:style-name="T3">(</text:span></text:span><text:span text:style-name="T3">..., node</text:span><text:span text:style-name="symbol2_5f_cpp"><text:span text:style-name="T3">-</text:span></text:span><text:span text:style-name="symbol1_5f_cpp"><text:span text:style-name="T3">&gt;</text:span></text:span><text:span text:style-name="T3">getAttributes</text:span><text:span text:style-name="symbol0_5f_cpp"><text:span text:style-name="T3">())</text:span></text:span><text:span text:style-name="T3"> </text:span><text:span text:style-name="symbol0_5f_cpp"><text:span text:style-name="T3">{</text:span></text:span></text:p>
      <text:p text:style-name="adam_5f_code"><text:span text:style-name="T3"><text:s text:c="4"/></text:span><text:span text:style-name="comment0_5f_cpp"><text:span text:style-name="T3">// Create a XML element for this attribute.</text:span></text:span></text:p>
      <text:p text:style-name="adam_5f_code"><text:span text:style-name="symbol0_5f_cpp"><text:span text:style-name="T3">}</text:span></text:span></text:p>
      <text:p text:style-name="adam_5f_param">So, what about to provide a method like this?</text:p>
      <text:p text:style-name="adam_5f_code"><text:span text:style-name="keyword3_5f_cpp"><text:span text:style-name="T3">struct</text:span></text:span><text:span text:style-name="symbol4_5f_cpp"><text:span text:style-name="T3"> AttributeHandler </text:span></text:span><text:span text:style-name="symbol0_5f_cpp"><text:span text:style-name="T3">{</text:span></text:span></text:p>
      <text:p text:style-name="adam_5f_code"><text:span text:style-name="T3"><text:s text:c="4"/></text:span><text:span text:style-name="keyword3_5f_cpp"><text:span text:style-name="T3">void</text:span></text:span><text:span text:style-name="T3"> operator</text:span><text:span text:style-name="symbol0_5f_cpp"><text:span text:style-name="T3">()(</text:span></text:span><text:span text:style-name="keyword3_5f_cpp"><text:span text:style-name="T3">const</text:span></text:span><text:span text:style-name="T3"> string</text:span><text:span text:style-name="symbol3_5f_cpp"><text:span text:style-name="T3">&amp;</text:span></text:span><text:span text:style-name="T3"> k, </text:span><text:span text:style-name="keyword3_5f_cpp"><text:span text:style-name="T3">const</text:span></text:span><text:span text:style-name="T3"> string</text:span><text:span text:style-name="symbol3_5f_cpp"><text:span text:style-name="T3">&amp;</text:span></text:span><text:span text:style-name="T3"> v</text:span><text:span text:style-name="symbol0_5f_cpp"><text:span text:style-name="T3">)</text:span></text:span><text:span text:style-name="T3"> </text:span><text:span text:style-name="symbol0_5f_cpp"><text:span text:style-name="T3">{</text:span></text:span></text:p>
      <text:p text:style-name="adam_5f_code"><text:span text:style-name="T3"><text:s text:c="8"/>visit</text:span><text:span text:style-name="symbol0_5f_cpp"><text:span text:style-name="T3">(k</text:span></text:span><text:span text:style-name="T3">, v</text:span><text:span text:style-name="symbol0_5f_cpp"><text:span text:style-name="T3">)</text:span></text:span><text:span text:style-name="symbol4_5f_cpp"><text:span text:style-name="T3">;</text:span></text:span></text:p>
      <text:p text:style-name="adam_5f_code"><text:span text:style-name="T3"><text:s text:c="4"/></text:span><text:span text:style-name="symbol0_5f_cpp"><text:span text:style-name="T3">}</text:span></text:span></text:p>
      <text:p text:style-name="adam_5f_code"><text:span text:style-name="keyword1_5f_cpp"><text:span text:style-name="T3">private</text:span></text:span><text:span text:style-name="symbol4_5f_cpp"><text:span text:style-name="T3">:</text:span></text:span></text:p>
      <text:p text:style-name="adam_5f_code"><text:span text:style-name="T3"><text:s text:c="4"/></text:span><text:span text:style-name="keyword1_5f_cpp"><text:span text:style-name="T3">virtual</text:span></text:span><text:span text:style-name="T3"> </text:span><text:span text:style-name="keyword3_5f_cpp"><text:span text:style-name="T3">void</text:span></text:span><text:span text:style-name="T3"> visit</text:span><text:span text:style-name="symbol0_5f_cpp"><text:span text:style-name="T3">(</text:span></text:span><text:span text:style-name="keyword3_5f_cpp"><text:span text:style-name="T3">const</text:span></text:span><text:span text:style-name="T3"> string</text:span><text:span text:style-name="symbol3_5f_cpp"><text:span text:style-name="T3">&amp;</text:span></text:span><text:span text:style-name="T3"> k, </text:span><text:span text:style-name="keyword3_5f_cpp"><text:span text:style-name="T3">const</text:span></text:span><text:span text:style-name="T3"> string</text:span><text:span text:style-name="symbol3_5f_cpp"><text:span text:style-name="T3">&amp;</text:span></text:span><text:span text:style-name="T3"> v</text:span><text:span text:style-name="symbol0_5f_cpp"><text:span text:style-name="T3">)</text:span></text:span><text:span text:style-name="T3"> </text:span><text:span text:style-name="symbol1_5f_cpp"><text:span text:style-name="T3">=</text:span></text:span><text:span text:style-name="T3"> </text:span><text:span text:style-name="number_5f_cpp"><text:span text:style-name="T3">0</text:span></text:span><text:span text:style-name="symbol4_5f_cpp"><text:span text:style-name="T3">;</text:span></text:span></text:p>
      <text:p text:style-name="adam_5f_code"><text:span text:style-name="symbol0_5f_cpp"><text:span text:style-name="T3">}</text:span></text:span><text:span text:style-name="symbol4_5f_cpp"><text:span text:style-name="T3">;</text:span></text:span></text:p>
      <text:p text:style-name="adam_5f_code"><text:span text:style-name="keyword3_5f_cpp"><text:span text:style-name="T3">void</text:span></text:span><text:span text:style-name="T3"> foreachAttribute</text:span><text:span text:style-name="symbol0_5f_cpp"><text:span text:style-name="T3">(</text:span></text:span><text:span text:style-name="symbol4_5f_cpp"><text:span text:style-name="T3">AttributeHandler</text:span></text:span><text:span text:style-name="symbol3_5f_cpp"><text:span text:style-name="T3">&amp;</text:span></text:span><text:span text:style-name="T3"> ah</text:span><text:span text:style-name="symbol0_5f_cpp"><text:span text:style-name="T3">)</text:span></text:span><text:span text:style-name="symbol4_5f_cpp"><text:span text:style-name="T3">;</text:span></text:span></text:p>
      <text:p text:style-name="P11"/>
      <text:p text:style-name="P2">And why not public member variable?</text:p>
      <text:p text:style-name="P7"/>
      <text:p text:style-name="adam_5f_code"><text:span text:style-name="keyword1_5f_cpp">class</text:span> Node <text:span text:style-name="symbol0_5f_cpp">{</text:span></text:p>
      <text:p text:style-name="adam_5f_code"><text:span text:style-name="keyword1_5f_cpp">public</text:span><text:span text:style-name="symbol4_5f_cpp">:</text:span></text:p>
      <text:p text:style-name="adam_5f_code"><text:span text:style-name="T3"><text:s text:c="4"/></text:span><text:span text:style-name="symbol4_5f_cpp"><text:span text:style-name="T3">attributes_t </text:span></text:span><text:span text:style-name="T3">attributes</text:span><text:span text:style-name="symbol4_5f_cpp"><text:span text:style-name="T3">;</text:span></text:span></text:p>
      <text:p text:style-name="P9"><text:span text:style-name="symbol0_5f_cpp"><text:span text:style-name="T1">}</text:span></text:span><text:span text:style-name="symbol4_5f_cpp"><text:span text:style-name="T1">;</text:span></text:span></text:p>
      <text:p text:style-name="adam_5f_param">So that we don't have to provide any methods for attributes.</text:p>
      <text:p text:style-name="adam_5f_param"/>
      <text:p text:style-name="adam_5f_param"/>
      <text:p text:style-name="adam_5f_param_5f_bold">Don’t do it!</text:p>
      <text:p text:style-name="P1">Hybrids (混血, 杂交) are the worst of both worlds</text:p>
      <text:p text:style-name="adam_5f_param">Hybrid: Half object and half data structure.</text:p>
      <text:p text:style-name="adam_5f_quote">“Public variables” tempts other external functions to use those variables the way a procedural program would use a data structure.</text:p>
      <text:p text:style-name="adam_5f_param"/>
      <text:p text:style-name="adam_5f_param_5f_bold">Hybrids make it hard to add new functions but also make it hard to add new data structures.</text:p>
      <text:p text:style-name="adam_5f_param"/>
      <text:list xml:id="list31192104" text:style-name="List_20_1">
        <text:list-item>
          <text:h text:style-name="adam_5f_list_5f_2" text:outline-level="1">It’s hard to add new data structures to procedural code because all the functions must change.</text:h>
        </text:list-item>
        <text:list-item>
          <text:h text:style-name="adam_5f_list_5f_2" text:outline-level="1">It’s hard to add new functions to OO code because all the classes must change.</text:h>
        </text:list-item>
      </text:list>
      <text:p text:style-name="adam_5f_param"/>
      <text:p text:style-name="P4">Back to the beginning,</text:p>
      <text:p text:style-name="adam_5f_title_5f_3">Why shall we keep variables private?</text:p>
      <text:p text:style-name="adam_5f_param"/>
      <text:p text:style-name="adam_5f_quote">We don’t want anyone else to depend on them.</text:p>
      <text:p text:style-name="adam_5f_quote">We want to keep the freedom to change their type or implementation on a whim or an impulse.</text:p>
      <text:p text:style-name="adam_5f_param"/>
      <text:p text:style-name="adam_5f_param_5f_bold">Why, then, do so many programmers automatically add getters and setters to their objects, exposing their private variables as if they were public?</text:p>
      <text:p text:style-name="adam_5f_param"/>
      <text:p text:style-name="adam_5f_param"/>
      <text:p text:style-name="adam_5f_param"/>
      <text:p text:style-name="P7"/>
      <text:p text:style-name="P3">A Case About Encapsulation</text:p>
      <text:p text:style-name="adam_5f_quote_5f_from">取自《冒号课堂》，见References</text:p>
      <text:p text:style-name="P11"/>
      <text:p text:style-name="adam_5f_code"><text:span text:style-name="keyword2_5f_java"><text:span text:style-name="T3">class</text:span></text:span><text:span text:style-name="T3"> Person </text:span><text:span text:style-name="symbol0_5f_java"><text:span text:style-name="T3">{</text:span></text:span></text:p>
      <text:p text:style-name="adam_5f_code"><text:span text:style-name="T3"><text:s text:c="4"/></text:span><text:span text:style-name="keyword0_5f_java"><text:span text:style-name="T3">private</text:span></text:span><text:span text:style-name="T3"> </text:span><text:span text:style-name="keyword2_5f_java"><text:span text:style-name="T3">Date</text:span></text:span><text:span text:style-name="T3"> birthday</text:span><text:span text:style-name="symbol0_5f_java"><text:span text:style-name="T3">;</text:span></text:span></text:p>
      <text:p text:style-name="adam_5f_code"><text:span text:style-name="T3"><text:s text:c="4"/></text:span><text:span text:style-name="keyword0_5f_java"><text:span text:style-name="T3">private</text:span></text:span><text:span text:style-name="T3"> </text:span><text:span text:style-name="keyword3_5f_java"><text:span text:style-name="T3">boolean</text:span></text:span><text:span text:style-name="T3"> sex</text:span><text:span text:style-name="symbol0_5f_java"><text:span text:style-name="T3">;</text:span></text:span></text:p>
      <text:p text:style-name="adam_5f_code"><text:span text:style-name="T3"><text:s text:c="4"/></text:span><text:span text:style-name="keyword0_5f_java"><text:span text:style-name="T3">private</text:span></text:span><text:span text:style-name="T3"> Person</text:span><text:span text:style-name="symbol0_5f_java"><text:span text:style-name="T3">[]</text:span></text:span><text:span text:style-name="T3"> children</text:span><text:span text:style-name="symbol0_5f_java"><text:span text:style-name="T3">;</text:span></text:span></text:p>
      <text:p text:style-name="adam_5f_code"><text:span text:style-name="symbol0_5f_java"><text:span text:style-name="T3">}</text:span></text:span></text:p>
      <text:p text:style-name="P11"/>
      <text:p text:style-name="P1">Get birthday</text:p>
      <text:p text:style-name="adam_5f_code"><text:span text:style-name="keyword0_5f_java"><text:span text:style-name="T3">public</text:span></text:span><text:span text:style-name="T3"> </text:span><text:span text:style-name="keyword2_5f_java"><text:span text:style-name="T3">Date</text:span></text:span><text:span text:style-name="T3"> getBirthday</text:span><text:span text:style-name="symbol0_5f_java"><text:span text:style-name="T3">()</text:span></text:span><text:span text:style-name="T3"> </text:span><text:span text:style-name="symbol0_5f_java"><text:span text:style-name="T3">{ // ???</text:span></text:span></text:p>
      <text:p text:style-name="adam_5f_code"><text:span text:style-name="T3"><text:s text:c="4"/></text:span><text:span text:style-name="keyword0_5f_java"><text:span text:style-name="T3">return</text:span></text:span><text:span text:style-name="T3"> birthday</text:span><text:span text:style-name="symbol0_5f_java"><text:span text:style-name="T3">;</text:span></text:span></text:p>
      <text:p text:style-name="adam_5f_code"><text:span text:style-name="symbol0_5f_java"><text:span text:style-name="T3">}</text:span></text:span></text:p>
      <text:p text:style-name="adam_5f_param"><text:span text:style-name="T3">Method ‘getBirthday’ is dangerous because it returns the </text:span><text:span text:style-name="Emphasis"><text:span text:style-name="T3">reference</text:span></text:span><text:span text:style-name="T3"> to a </text:span><text:span text:style-name="Emphasis"><text:span text:style-name="T3">mutable</text:span></text:span><text:span text:style-name="T3"> member variable.</text:span></text:p>
      <text:p text:style-name="P11">It’s the same as the ‘getAttributes’ as we saw before:</text:p>
      <text:p text:style-name="adam_5f_code"><text:span text:style-name="T3">attributes_t</text:span><text:span text:style-name="symbol3_5f_cpp"><text:span text:style-name="T3">&amp;</text:span></text:span><text:span text:style-name="T3"> getAttributes</text:span><text:span text:style-name="symbol0_5f_cpp"><text:span text:style-name="T3">()</text:span></text:span><text:span text:style-name="symbol4_5f_cpp"><text:span text:style-name="T3">;</text:span></text:span></text:p>
      <text:p text:style-name="adam_5f_param"><text:span text:style-name="symbol4_5f_cpp"><text:span text:style-name="T3"/></text:span></text:p>
      <text:p text:style-name="P11">Make ‘getBirthday’ return a clone of birthday:</text:p>
      <text:p text:style-name="adam_5f_code"><text:span text:style-name="keyword0_5f_java"><text:span text:style-name="T3">public</text:span></text:span><text:span text:style-name="T3"> </text:span><text:span text:style-name="keyword2_5f_java"><text:span text:style-name="T3">Date</text:span></text:span><text:span text:style-name="T3"> getBirthday</text:span><text:span text:style-name="symbol0_5f_java"><text:span text:style-name="T3">()</text:span></text:span><text:span text:style-name="T3"> </text:span><text:span text:style-name="symbol0_5f_java"><text:span text:style-name="T3">{</text:span></text:span></text:p>
      <text:p text:style-name="adam_5f_code"><text:span text:style-name="T3"><text:s text:c="4"/></text:span><text:span text:style-name="keyword0_5f_java"><text:span text:style-name="T3">return</text:span></text:span><text:span text:style-name="T3"> birthday </text:span><text:span text:style-name="symbol0_5f_java"><text:span text:style-name="T3">==</text:span></text:span><text:span text:style-name="T3"> </text:span><text:span text:style-name="keyword1_5f_java"><text:span text:style-name="T3">null</text:span></text:span><text:span text:style-name="T3"> </text:span><text:span text:style-name="symbol0_5f_java"><text:span text:style-name="T3">?</text:span></text:span><text:span text:style-name="T3"> </text:span><text:span text:style-name="keyword1_5f_java"><text:span text:style-name="T3">null</text:span></text:span><text:span text:style-name="T3"> </text:span><text:span text:style-name="symbol0_5f_java"><text:span text:style-name="T3">:</text:span></text:span><text:span text:style-name="T3"> </text:span><text:span text:style-name="keyword0_5f_java"><text:span text:style-name="T3">new</text:span></text:span><text:span text:style-name="T3"> </text:span><text:span text:style-name="keyword2_5f_java"><text:span text:style-name="T3">Date</text:span></text:span><text:span text:style-name="symbol0_5f_java"><text:span text:style-name="T3">(</text:span></text:span><text:span text:style-name="T3">birthday.</text:span><text:span text:style-name="member0_5f_java"><text:span text:style-name="T3">getTime</text:span></text:span><text:span text:style-name="symbol0_5f_java"><text:span text:style-name="T3">());</text:span></text:span></text:p>
      <text:p text:style-name="adam_5f_code"><text:span text:style-name="symbol0_5f_java"><text:span text:style-name="T3">}</text:span></text:span></text:p>
      <text:p text:style-name="adam_5f_param"><text:span text:style-name="symbol0_5f_java"><text:span text:style-name="T3"/></text:span></text:p>
      <text:p text:style-name="P2">Set birthday</text:p>
      <text:p text:style-name="Standard"><text:span text:style-name="keyword0_5f_java"><text:span text:style-name="T3"/></text:span></text:p>
      <text:p text:style-name="adam_5f_code"><text:span text:style-name="keyword0_5f_java"><text:span text:style-name="T3">public</text:span></text:span><text:span text:style-name="T3"> Person</text:span><text:span text:style-name="symbol0_5f_java"><text:span text:style-name="T3">(</text:span></text:span><text:span text:style-name="keyword2_5f_java"><text:span text:style-name="T3">Date</text:span></text:span><text:span text:style-name="T3"> birthday, </text:span><text:span text:style-name="keyword3_5f_java"><text:span text:style-name="T3">boolean</text:span></text:span><text:span text:style-name="T3"> sex</text:span><text:span text:style-name="symbol0_5f_java"><text:span text:style-name="T3">)</text:span></text:span><text:span text:style-name="T3"> </text:span><text:span text:style-name="symbol0_5f_java"><text:span text:style-name="T3">{ // ???</text:span></text:span></text:p>
      <text:p text:style-name="adam_5f_code"><text:span text:style-name="T3"><text:s text:c="8"/></text:span><text:span text:style-name="keyword0_5f_java"><text:span text:style-name="T3">this</text:span></text:span><text:span text:style-name="T3">.</text:span><text:span text:style-name="member0_5f_java"><text:span text:style-name="T3">birthday</text:span></text:span><text:span text:style-name="T3"> </text:span><text:span text:style-name="symbol0_5f_java"><text:span text:style-name="T3">=</text:span></text:span><text:span text:style-name="T3"> birthday</text:span><text:span text:style-name="symbol0_5f_java"><text:span text:style-name="T3">;</text:span></text:span></text:p>
      <text:p text:style-name="adam_5f_code"><text:span text:style-name="T3"><text:s text:c="8"/></text:span><text:span text:style-name="keyword0_5f_java"><text:span text:style-name="T3">this</text:span></text:span><text:span text:style-name="T3">.</text:span><text:span text:style-name="member0_5f_java"><text:span text:style-name="T3">sex</text:span></text:span><text:span text:style-name="T3"> </text:span><text:span text:style-name="symbol0_5f_java"><text:span text:style-name="T3">=</text:span></text:span><text:span text:style-name="T3"> sex</text:span><text:span text:style-name="symbol0_5f_java"><text:span text:style-name="T3">;</text:span></text:span></text:p>
      <text:p text:style-name="adam_5f_code"><text:span text:style-name="symbol0_5f_java"><text:span text:style-name="T3"><text:s text:c="4"/>}</text:span></text:span></text:p>
      <text:p text:style-name="adam_5f_code"><text:span text:style-name="symbol0_5f_java"><text:span text:style-name="T3"/></text:span></text:p>
      <text:p text:style-name="adam_5f_code"><text:span text:style-name="keyword0_5f_java"><text:span text:style-name="T3">public</text:span></text:span><text:span text:style-name="T3"> </text:span><text:span text:style-name="keyword3_5f_java"><text:span text:style-name="T3">void</text:span></text:span><text:span text:style-name="T3"> setBirthday</text:span><text:span text:style-name="symbol0_5f_java"><text:span text:style-name="T3">(</text:span></text:span><text:span text:style-name="keyword2_5f_java"><text:span text:style-name="T3">Date</text:span></text:span><text:span text:style-name="T3"> birthday</text:span><text:span text:style-name="symbol0_5f_java"><text:span text:style-name="T3">)</text:span></text:span><text:span text:style-name="T3"> </text:span><text:span text:style-name="symbol0_5f_java"><text:span text:style-name="T3">{ // ???</text:span></text:span></text:p>
      <text:p text:style-name="adam_5f_code"><text:span text:style-name="T3"><text:s text:c="4"/></text:span><text:span text:style-name="keyword0_5f_java"><text:span text:style-name="T3">this</text:span></text:span><text:span text:style-name="T3">.</text:span><text:span text:style-name="member0_5f_java"><text:span text:style-name="T3">birthday</text:span></text:span><text:span text:style-name="T3"> </text:span><text:span text:style-name="symbol0_5f_java"><text:span text:style-name="T3">=</text:span></text:span><text:span text:style-name="T3"> birthday</text:span><text:span text:style-name="symbol0_5f_java"><text:span text:style-name="T3">;</text:span></text:span></text:p>
      <text:p text:style-name="adam_5f_code"><text:span text:style-name="symbol0_5f_java"><text:span text:style-name="T3">}</text:span></text:span></text:p>
      <text:p text:style-name="P11"/>
      <text:p text:style-name="P2">Get children</text:p>
      <text:p text:style-name="adam_5f_code"><text:span text:style-name="keyword0_5f_java"><text:span text:style-name="T3">public</text:span></text:span><text:span text:style-name="T3"> Person</text:span><text:span text:style-name="symbol0_5f_java"><text:span text:style-name="T3">[]</text:span></text:span><text:span text:style-name="T3"> getChildren</text:span><text:span text:style-name="symbol0_5f_java"><text:span text:style-name="T3">()</text:span></text:span><text:span text:style-name="T3"> </text:span><text:span text:style-name="symbol0_5f_java"><text:span text:style-name="T3">{</text:span></text:span></text:p>
      <text:p text:style-name="adam_5f_code"><text:span text:style-name="T2"><text:s text:c="4"/></text:span><text:span text:style-name="keyword0_5f_java"><text:span text:style-name="T3">return</text:span></text:span><text:span text:style-name="T3"> children</text:span><text:span text:style-name="symbol0_5f_java"><text:span text:style-name="T3">;</text:span></text:span></text:p>
      <text:p text:style-name="adam_5f_code"><text:span text:style-name="symbol0_5f_java"><text:span text:style-name="T3">}</text:span></text:span></text:p>
      <text:p text:style-name="P11"/>
      <text:p text:style-name="P11">Array is also mutable. So, clone the children?</text:p>
      <text:p text:style-name="P11"/>
      <text:p text:style-name="adam_5f_code"><text:span text:style-name="keyword0_5f_java"><text:span text:style-name="T3">public</text:span></text:span><text:span text:style-name="T3"> Person</text:span><text:span text:style-name="symbol0_5f_java"><text:span text:style-name="T3">[]</text:span></text:span><text:span text:style-name="T3"> getChildren</text:span><text:span text:style-name="symbol0_5f_java"><text:span text:style-name="T3">()</text:span></text:span><text:span text:style-name="T3"> </text:span><text:span text:style-name="symbol0_5f_java"><text:span text:style-name="T3">{</text:span></text:span></text:p>
      <text:p text:style-name="adam_5f_code"><text:span text:style-name="T3"><text:s text:c="4"/></text:span><text:span text:style-name="keyword0_5f_java"><text:span text:style-name="T3">if</text:span></text:span><text:span text:style-name="T3"> </text:span><text:span text:style-name="symbol0_5f_java"><text:span text:style-name="T3">(</text:span></text:span><text:span text:style-name="T3">children </text:span><text:span text:style-name="symbol0_5f_java"><text:span text:style-name="T3">==</text:span></text:span><text:span text:style-name="T3"> </text:span><text:span text:style-name="keyword1_5f_java"><text:span text:style-name="T3">null</text:span></text:span><text:span text:style-name="T3"> </text:span><text:span text:style-name="symbol0_5f_java"><text:span text:style-name="T3">||</text:span></text:span><text:span text:style-name="T3"> children.</text:span><text:span text:style-name="member0_5f_java"><text:span text:style-name="T3">length</text:span></text:span><text:span text:style-name="T3"> </text:span><text:span text:style-name="symbol0_5f_java"><text:span text:style-name="T3">==</text:span></text:span><text:span text:style-name="T3"> </text:span><text:span text:style-name="number_5f_java"><text:span text:style-name="T3">0</text:span></text:span><text:span text:style-name="symbol0_5f_java"><text:span text:style-name="T3">)</text:span></text:span><text:span text:style-name="T3"> </text:span><text:span text:style-name="symbol0_5f_java"><text:span text:style-name="T3">{</text:span></text:span><text:span text:style-name="T3"> </text:span><text:span text:style-name="keyword0_5f_java"><text:span text:style-name="T3">return</text:span></text:span><text:span text:style-name="T3"> </text:span><text:span text:style-name="keyword1_5f_java"><text:span text:style-name="T3">null</text:span></text:span><text:span text:style-name="symbol0_5f_java"><text:span text:style-name="T3">;</text:span></text:span><text:span text:style-name="T3"> </text:span><text:span text:style-name="symbol0_5f_java"><text:span text:style-name="T3">}</text:span></text:span></text:p>
      <text:p text:style-name="adam_5f_code"><text:span text:style-name="T3"><text:s text:c="4"/>Person</text:span><text:span text:style-name="symbol0_5f_java"><text:span text:style-name="T3">[]</text:span></text:span><text:span text:style-name="T3"> childrenCopy </text:span><text:span text:style-name="symbol0_5f_java"><text:span text:style-name="T3">=</text:span></text:span><text:span text:style-name="T3"> </text:span><text:span text:style-name="keyword0_5f_java"><text:span text:style-name="T3">new</text:span></text:span><text:span text:style-name="T3"> Person</text:span><text:span text:style-name="symbol0_5f_java"><text:span text:style-name="T3">[</text:span></text:span><text:span text:style-name="T3">children.</text:span><text:span text:style-name="member0_5f_java"><text:span text:style-name="T3">length</text:span></text:span><text:span text:style-name="symbol0_5f_java"><text:span text:style-name="T3">];</text:span></text:span></text:p>
      <text:p text:style-name="adam_5f_code"><text:span text:style-name="T3"><text:s text:c="4"/></text:span><text:span text:style-name="keyword2_5f_java"><text:span text:style-name="T3">System</text:span></text:span><text:span text:style-name="T3">.</text:span><text:span text:style-name="member0_5f_java"><text:span text:style-name="T3">arraycopy</text:span></text:span><text:span text:style-name="symbol0_5f_java"><text:span text:style-name="T3">(</text:span></text:span><text:span text:style-name="T3">children, </text:span><text:span text:style-name="number_5f_java"><text:span text:style-name="T3">0</text:span></text:span><text:span text:style-name="T3">, childrenCopy, </text:span><text:span text:style-name="number_5f_java"><text:span text:style-name="T3">0</text:span></text:span><text:span text:style-name="T3">, children.</text:span><text:span text:style-name="member0_5f_java"><text:span text:style-name="T3">length</text:span></text:span><text:span text:style-name="symbol0_5f_java"><text:span text:style-name="T3">);</text:span></text:span></text:p>
      <text:p text:style-name="adam_5f_code"><text:span text:style-name="symbol0_5f_java"><text:span text:style-name="T3"><text:s text:c="4"/></text:span></text:span><text:span text:style-name="keyword0_5f_java"><text:span text:style-name="T3">return</text:span></text:span><text:span text:style-name="symbol0_5f_java"><text:span text:style-name="T3"> </text:span></text:span><text:span text:style-name="T3">childrenCopy</text:span><text:span text:style-name="symbol0_5f_java"><text:span text:style-name="T3">;</text:span></text:span></text:p>
      <text:p text:style-name="adam_5f_code"><text:span text:style-name="symbol0_5f_java"><text:span text:style-name="T3">}</text:span></text:span></text:p>
      <text:p text:style-name="P11"/>
      <text:p text:style-name="P2">Get children (cont.)</text:p>
      <text:p text:style-name="P11">Or replace ‘getChildren’ with:</text:p>
      <text:p text:style-name="P11"/>
      <text:p text:style-name="adam_5f_code"><text:span text:style-name="T3">getChild</text:span><text:span text:style-name="symbol0_5f_java"><text:span text:style-name="T3">(</text:span></text:span><text:span text:style-name="keyword3_5f_java"><text:span text:style-name="T3">int</text:span></text:span><text:span text:style-name="T3"> index</text:span><text:span text:style-name="symbol0_5f_java"><text:span text:style-name="T3">);</text:span></text:span></text:p>
      <text:p text:style-name="adam_5f_code"><text:span text:style-name="T3">getChildCount</text:span><text:span text:style-name="symbol0_5f_java"><text:span text:style-name="T3">();</text:span></text:span></text:p>
      <text:p text:style-name="adam_5f_code"><text:span text:style-name="T3">getFirstChild</text:span><text:span text:style-name="symbol0_5f_java"><text:span text:style-name="T3">();</text:span></text:span></text:p>
      <text:p text:style-name="adam_5f_code"><text:span text:style-name="T3">getLastChild</text:span><text:span text:style-name="symbol0_5f_java"><text:span text:style-name="T3">();</text:span></text:span></text:p>
      <text:p text:style-name="adam_5f_code"><text:span text:style-name="T3">findChildByXXX</text:span><text:span text:style-name="symbol0_5f_java"><text:span text:style-name="T3">();</text:span></text:span></text:p>
      <text:p text:style-name="P10">...</text:p>
      <text:p text:style-name="P11"/>
      <text:p text:style-name="P11"/>
      <text:p text:style-name="P1">Set children</text:p>
      <text:p text:style-name="P11">Method ‘setChildren’ is too generous (太慷慨了):</text:p>
      <text:p text:style-name="P11"/>
      <text:p text:style-name="adam_5f_code"><text:span text:style-name="keyword0_5f_java"><text:span text:style-name="T3">public</text:span></text:span><text:span text:style-name="T3"> </text:span><text:span text:style-name="keyword3_5f_java"><text:span text:style-name="T3">void</text:span></text:span><text:span text:style-name="T3"> setChildren</text:span><text:span text:style-name="symbol0_5f_java"><text:span text:style-name="T3">(</text:span></text:span><text:span text:style-name="T3">Person</text:span><text:span text:style-name="symbol0_5f_java"><text:span text:style-name="T3">[]</text:span></text:span><text:span text:style-name="T3"> children</text:span><text:span text:style-name="symbol0_5f_java"><text:span text:style-name="T3">)</text:span></text:span><text:span text:style-name="T3"> </text:span><text:span text:style-name="symbol0_5f_java"><text:span text:style-name="T3">{</text:span></text:span></text:p>
      <text:p text:style-name="adam_5f_code"><text:span text:style-name="T3"><text:s text:c="4"/></text:span><text:span text:style-name="keyword0_5f_java"><text:span text:style-name="T3">this</text:span></text:span><text:span text:style-name="T3">.</text:span><text:span text:style-name="member0_5f_java"><text:span text:style-name="T3">children</text:span></text:span><text:span text:style-name="T3"> </text:span><text:span text:style-name="symbol0_5f_java"><text:span text:style-name="T3">=</text:span></text:span><text:span text:style-name="T3"> children</text:span><text:span text:style-name="symbol0_5f_java"><text:span text:style-name="T3">;</text:span></text:span></text:p>
      <text:p text:style-name="adam_5f_code"><text:span text:style-name="symbol0_5f_java"><text:span text:style-name="T3">}</text:span></text:span></text:p>
      <text:p text:style-name="P11"/>
      <text:p text:style-name="P11">Consider to replace with:</text:p>
      <text:p text:style-name="P11"/>
      <text:p text:style-name="P10">addChild(Person child);</text:p>
      <text:p text:style-name="P10">removeChild(Person child);</text:p>
      <text:p text:style-name="P10">clearChild();</text:p>
      <text:p text:style-name="P11"/>
      <text:p text:style-name="P1">Get sex</text:p>
      <text:p text:style-name="P10"><text:span text:style-name="keyword0_5f_java">public</text:span> <text:span text:style-name="keyword3_5f_java">boolean</text:span> getSex<text:span text:style-name="symbol0_5f_java">()</text:span> <text:span text:style-name="symbol0_5f_java">{</text:span></text:p>
      <text:p text:style-name="P10"><text:s text:c="4"/><text:span text:style-name="keyword0_5f_java">return</text:span> sex<text:span text:style-name="symbol0_5f_java">;</text:span></text:p>
      <text:p text:style-name="P10"><text:span text:style-name="symbol0_5f_java">}</text:span></text:p>
      <text:p text:style-name="adam_5f_param"/>
      <text:list xml:id="list31219761" text:continue-numbering="true" text:style-name="List_20_1">
        <text:list-item>
          <text:h text:style-name="adam_5f_list_5f_2" text:outline-level="1">Change <text:span text:style-name="Emphasis">boolean</text:span> to <text:span text:style-name="Emphasis">Boolean</text:span> so that we have an extra <text:span text:style-name="Emphasis">null</text:span> value for sex? Or</text:h>
        </text:list-item>
        <text:list-item>
          <text:h text:style-name="adam_5f_list_5f_2" text:outline-level="1">Use <text:span text:style-name="Emphasis">int</text:span>, <text:span text:style-name="Emphasis">char</text:span>, <text:span text:style-name="Emphasis">string</text:span>?</text:h>
        </text:list-item>
        <text:list-item>
          <text:h text:style-name="adam_5f_list_5f_2" text:outline-level="1">Use enumerated type?</text:h>
        </text:list-item>
        <text:list-item>
          <text:h text:style-name="adam_5f_list_5f_2" text:outline-level="1">...</text:h>
        </text:list-item>
      </text:list>
      <text:p text:style-name="P1">Get sex (cont.)</text:p>
      <text:p text:style-name="adam_5f_param">What about this?</text:p>
      <text:p text:style-name="adam_5f_param"/>
      <text:p text:style-name="adam_5f_code"><text:span text:style-name="keyword0_5f_java">public</text:span> <text:span text:style-name="keyword3_5f_java">boolean</text:span> isMale<text:span text:style-name="symbol0_5f_java">();</text:span></text:p>
      <text:p text:style-name="adam_5f_code"><text:span text:style-name="keyword0_5f_java">public</text:span> <text:span text:style-name="keyword3_5f_java">boolean</text:span> isFemale<text:span text:style-name="symbol0_5f_java">();</text:span></text:p>
      <text:p text:style-name="adam_5f_title_5f_3"/>
      <text:p text:style-name="adam_5f_title_5f_3"/>
      <text:p text:style-name="P1">Set sex</text:p>
      <text:p text:style-name="adam_5f_code"><text:span text:style-name="keyword0_5f_java">public</text:span> <text:span text:style-name="keyword3_5f_java">void</text:span> setSex<text:span text:style-name="symbol0_5f_java">(&lt;</text:span><text:span text:style-name="keyword3_5f_java">T&gt;</text:span> sex<text:span text:style-name="symbol0_5f_java">)</text:span> <text:span text:style-name="symbol0_5f_java">{</text:span></text:p>
      <text:p text:style-name="P10"><text:s text:c="4"/><text:span text:style-name="keyword0_5f_java">this</text:span>.<text:span text:style-name="member0_5f_java">sex</text:span> <text:span text:style-name="symbol0_5f_java">=</text:span> sex<text:span text:style-name="symbol0_5f_java">;</text:span></text:p>
      <text:p text:style-name="P10"><text:span text:style-name="symbol0_5f_java">}</text:span></text:p>
      <text:p text:style-name="adam_5f_param"/>
      <text:p text:style-name="adam_5f_param"/>
      <text:p text:style-name="P1">Get age</text:p>
      <text:p text:style-name="P10"><text:span text:style-name="keyword0_5f_java">public</text:span> <text:span text:style-name="keyword3_5f_java">int</text:span> computeAge<text:span text:style-name="symbol0_5f_java">()</text:span> <text:span text:style-name="symbol0_5f_java">{ </text:span><text:span text:style-name="comment0_5f_java">// ???</text:span></text:p>
      <text:p text:style-name="P10"><text:s text:c="4"/><text:span text:style-name="comment0_5f_java">// compute age by birthday.</text:span></text:p>
      <text:p text:style-name="P10"><text:s text:c="4"/><text:span text:style-name="comment0_5f_java">// ...</text:span></text:p>
      <text:p text:style-name="P10"><text:span text:style-name="symbol0_5f_java">}</text:span></text:p>
      <text:p text:style-name="adam_5f_param"/>
      <text:p text:style-name="adam_5f_param">The ‘compute’ in the name exposes the implementation details.</text:p>
      <text:p text:style-name="adam_5f_param">Consider to change to:</text:p>
      <text:p text:style-name="adam_5f_param"/>
      <text:p text:style-name="P10"><text:span text:style-name="keyword0_5f_java">public</text:span> <text:span text:style-name="keyword3_5f_java">int</text:span> getAge<text:span text:style-name="symbol0_5f_java">() {</text:span></text:p>
      <text:p text:style-name="P10"><text:span text:style-name="symbol0_5f_java"><text:s text:c="4"/></text:span><text:span text:style-name="comment0_5f_java">// ...</text:span></text:p>
      <text:p text:style-name="P10"><text:span text:style-name="symbol0_5f_java">}</text:span></text:p>
      <text:p text:style-name="adam_5f_param"><text:span text:style-name="symbol0_5f_java"/></text:p>
      <text:p text:style-name="P3">References</text:p>
      <text:p text:style-name="adam_5f_quote">Robert C. Matin, Clean Code - A Handbook of Agile Software Craftsmanship.</text:p>
      <text:p text:style-name="P7"/>
      <text:p text:style-name="adam_5f_quote">郑晖, 《冒号课堂-编程范式与OOP思想》</text:p>
      <text:p text:style-name="adam_5f_quote_5f_from"><text:a xlink:type="simple" xlink:href="http://book.douban.com/subject/4031906/">http://book.douban.com/subject/4031906/</text:a> </text:p>
      <text:p text:style-name="adam_5f_param"/>
      <text:p text:style-name="adam_5f_quote">Wm. Paul Rogers, Encapsulation is not information hiding.</text:p>
      <text:p text:style-name="adam_5f_quote_5f_from"><text:a xlink:type="simple" xlink:href="http://www.javaworld.com/javaworld/jw-05-2001/jw-0518-encapsulation.html">http://www.javaworld.com/javaworld/jw-05-2001/jw-0518-encapsulation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" svg:font-family="新宋体" style:font-family-generic="modern" style:font-pitch="fixed"/>
    <style:font-face style:name="新宋体1" svg:font-family="新宋体" style:font-adornments="标准" style:font-family-generic="modern" style:font-pitch="fixed"/>
    <style:font-face style:name="宋体1" svg:font-family="宋体" style:font-adornments="标准" style:font-pitch="variable"/>
    <style:font-face style:name="宋体" svg:font-family="宋体" style:font-adornments="粗体" style:font-pitch="variable"/>
    <style:font-face style:name="永中宋体" svg:font-family="永中宋体" style:font-adornments="标准" style:font-pitch="variable"/>
    <style:font-face style:name="DejaVu Serif" svg:font-family="'DejaVu Serif'" style:font-family-generic="roman" style:font-pitch="variable"/>
    <style:font-face style:name="Arial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DejaVu Serif" fo:font-size="12pt" fo:language="en" fo:country="US" style:letter-kerning="true" style:font-name-asian="DejaVu Sans3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size="10.5pt" style:font-name-asian="永中宋体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3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0402in" fo:margin-bottom="0.0402in"/>
      <style:text-properties fo:font-size="10.5pt" fo:font-weight="bold" style:font-name-asian="新宋体1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-left="0.2402in" fo:margin-right="0in" fo:margin-top="0in" fo:margin-bottom="0.0398in" fo:text-indent="0in" style:auto-text-indent="false" style:page-number="auto" fo:padding="0.0984in" fo:border-left="0.0008in solid #dc2300" fo:border-right="none" fo:border-top="none" fo:border-bottom="none" style:shadow="none"/>
      <style:text-properties style:font-name="DejaVu Sans Mono" fo:font-size="10.5pt" fo:font-weight="normal" style:font-name-asian="新宋体1" style:font-size-asian="10.5pt" style:font-weight-asian="normal" style:font-size-complex="12pt"/>
    </style:style>
    <style:style style:name="未命名1" style:family="paragraph" style:parent-style-name="Text_20_body">
      <style:text-properties fo:font-size="10.5pt" style:font-name-asian="新宋体1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0783in" fo:margin-bottom="0.0398in" style:shadow="none" style:writing-mode="lr-tb"/>
      <style:text-properties style:use-window-font-color="true" style:font-name="DejaVu Sans1" fo:font-size="10.5pt" fo:font-weight="normal" style:font-size-asian="10.5pt" style:font-weight-asian="normal" style:font-size-complex="12pt"/>
    </style:style>
    <style:style style:name="adam_5f_title_5f_3" style:display-name="adam_title_3" style:family="paragraph" style:auto-update="true" style:master-page-name="">
      <style:paragraph-properties fo:margin-top="0.0799in" fo:margin-bottom="0.0799in" style:page-number="auto"/>
      <style:text-properties style:font-name="DejaVu Sans Mono1" fo:font-size="10.5pt" fo:font-style="normal" fo:font-weight="bold" style:font-size-asian="10.5pt" style:font-style-asian="normal" style:font-weight-asian="bold" style:font-size-complex="12pt"/>
    </style:style>
    <style:style style:name="adam_5f_list" style:display-name="adam_list" style:family="paragraph" style:parent-style-name="adam_5f_param" style:auto-update="true" style:list-style-name="List_20_1" style:master-page-name="">
      <style:paragraph-properties fo:margin-left="0.1598in" fo:margin-right="0in" fo:margin-top="0in" fo:margin-bottom="0in" fo:text-indent="0in" style:auto-text-indent="false" style:page-number="auto" style:writing-mode="lr-tb"/>
      <style:text-properties style:font-name="DejaVu Sans1" fo:font-size="10pt" style:font-size-asian="10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-left="0.0201in" fo:margin-right="0in" fo:text-indent="0in" style:auto-text-indent="false"/>
      <style:text-properties fo:font-size="10pt" style:font-size-asian="10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新宋体" style:font-size-asian="10pt" style:font-name-complex="Courier New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201in" fo:margin-bottom="0.0201in" style:page-number="auto"/>
      <style:text-properties style:font-name="Verdana" fo:font-size="10pt" style:font-size-asian="10pt" style:font-size-complex="12pt"/>
    </style:style>
    <style:style style:name="adam_5f_table_5f_title" style:display-name="adam_table_title" style:family="paragraph" style:parent-style-name="adam_5f_table_5f_param" style:auto-update="true"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auto-update="true" style:default-outline-level="" style:list-style-name="">
      <style:text-properties fo:font-size="14pt" style:font-size-asian="14pt" style:font-size-complex="12pt"/>
    </style:style>
    <style:style style:name="adam_5f_title_5f_2" style:display-name="adam_title_2" style:family="paragraph" style:auto-update="true">
      <style:paragraph-properties fo:margin-top="0.0783in" fo:margin-bottom="0.0783in"/>
      <style:text-properties fo:font-variant="normal" fo:text-transform="none" style:font-name="DejaVu Sans2" fo:font-size="12pt" fo:font-style="italic" fo:font-weight="bold" style:font-name-asian="宋体" style:font-size-asian="12pt" style:font-style-asian="italic" style:font-weight-asian="bold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in" fo:margin-bottom="0.1799in" fo:line-height="125%" fo:text-align="justify" style:justify-single-word="false" style:page-number="auto" style:writing-mode="lr-tb"/>
      <style:text-properties style:font-name="Arial" fo:font-size="10.5pt" style:font-name-asian="宋体1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-left="0.2362in" fo:margin-right="0in" fo:margin-top="0.0398in" fo:margin-bottom="0.0398in" fo:text-indent="0in" style:auto-text-indent="false" fo:padding="0.0984in" fo:border-left="0.0008in solid #800000" fo:border-right="none" fo:border-top="none" fo:border-bottom="none" style:shadow="none" style:writing-mode="lr-tb"/>
      <style:text-properties style:font-name="Verdana" fo:font-size="11pt" fo:font-style="normal" fo:font-weight="normal" style:font-size-asian="11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" fo:font-size="10pt" fo:font-weight="normal" style:font-size-asian="10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size="14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-left="0.1181in" fo:margin-right="0in" fo:margin-top="0.0783in" fo:margin-bottom="0.0783in" fo:text-indent="0in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size="13pt" fo:text-shadow="none" style:font-size-asian="13pt" style:font-size-complex="12pt"/>
    </style:style>
    <style:style style:name="adam_5f_list_5f_2" style:display-name="adam_list_2" style:family="paragraph" style:auto-update="true" style:default-outline-level="1" style:list-style-name="List_20_1" style:master-page-name="">
      <style:paragraph-properties fo:margin-left="0.1575in" fo:margin-right="0in" fo:margin-top="0.0398in" fo:margin-bottom="0.0398in" fo:text-indent="0in" style:auto-text-indent="false" style:page-number="auto" fo:background-color="transparent">
        <style:background-image/>
      </style:paragraph-properties>
      <style:text-properties style:font-name="Verdana" fo:font-size="11pt" style:font-name-asian="宋体1" style:font-size-asian="11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-left="0.1965in" fo:margin-right="0in" fo:margin-top="0.0398in" fo:margin-bottom="0.0398in" fo:text-indent="0in" style:auto-text-indent="false"/>
      <style:text-properties style:font-name="DejaVu Sans Mono" fo:font-size="10.5pt" style:font-name-asian="宋体1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0783in" fo:margin-bottom="0.0398in"/>
      <style:text-properties style:font-name="DejaVu Sans1" fo:font-size="10.5pt" style:font-size-asian="10.5pt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auto-update="true">
      <style:paragraph-properties fo:margin-top="0.0783in" fo:margin-bottom="0.0783in"/>
      <style:text-properties fo:color="#ff6633" fo:font-size="10.5pt" fo:font-weight="bold" style:font-size-asian="10.5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-left="0.1575in" fo:margin-right="0in" fo:text-indent="0in" style:auto-text-indent="false"/>
      <style:text-properties style:font-name="DejaVu Sans Mono" fo:font-size="10pt" style:font-size-asian="10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2pt" fo:font-style="normal" fo:font-weight="normal" style:font-size-asian="10.5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" style:font-name-asian="新宋体" style:font-name-complex="Courier New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Emphasis" style:family="text">
      <style:text-properties fo:font-style="italic" style:font-style-asian="italic" style:font-style-complex="italic"/>
    </style:style>
    <style:style style:name="keyword1_5f_java" style:display-name="keyword1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omment0_5f_java" style:display-name="comment0_java" style:family="text">
      <style:text-properties fo:color="#666666" fo:font-style="italic" fo:font-weight="norm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.9925in" fo:page-height="5.5118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16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><text:page-number text:select-page="current">17</text:page-number> / 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6T10:52:21</meta:creation-date>
    <dc:date>2011-05-06T11:10:44.66</dc:date>
    <meta:editing-duration>P2DT7H20M6S</meta:editing-duration>
    <meta:editing-cycles>1722</meta:editing-cycles>
    <meta:generator>LibreOffice/3.3$Win32 LibreOffice_project/330m19$Build-8</meta:generator>
    <meta:document-statistic meta:table-count="0" meta:image-count="0" meta:object-count="0" meta:page-count="19" meta:paragraph-count="137" meta:word-count="666" meta:character-count="4309"/>
  </office:meta>
</office:document-meta>
</file>